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text-position="-8% 58%"/>
    </style:style>
    <style:style style:name="T2" style:family="text">
      <style:text-properties style:text-position="0% 100%" style:font-name="Segoe UI" style:font-name-asian="Segoe UI" style:font-name-complex="Segoe UI"/>
    </style:style>
    <style:style style:name="T3" style:family="text">
      <style:text-properties style:text-position="-8% 58%" style:font-name="Segoe UI" style:font-name-asian="Segoe UI" style:font-name-complex="Segoe UI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Segoe UI" fo:font-size="21pt" fo:font-style="normal" fo:text-shadow="none" style:text-underline-style="none" fo:font-weight="normal" style:letter-kerning="true" fo:background-color="transparent" style:font-name-asian="Segoe UI" style:font-size-asian="21pt" style:font-style-asian="normal" style:font-weight-asian="normal" style:font-name-complex="Segoe UI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text-position="-8% 58%" style:font-name="Segoe UI" fo:font-size="21pt" fo:font-style="normal" fo:text-shadow="none" style:text-underline-style="none" fo:font-weight="normal" style:letter-kerning="true" fo:background-color="transparent" style:font-name-asian="Segoe UI" style:font-size-asian="21pt" style:font-style-asian="normal" style:font-weight-asian="normal" style:font-name-complex="Segoe U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egoe UI" style:font-name-asian="Segoe UI" style:font-name-complex="Segoe UI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Monotype Corsiva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33% 58%" style:font-name="Segoe UI" style:font-name-asian="Segoe UI" style:font-name-complex="Segoe UI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text-position="33% 58%" style:font-name="Segoe UI" fo:font-size="24pt" fo:font-style="normal" fo:text-shadow="none" style:text-underline-style="none" fo:font-weight="normal" style:letter-kerning="true" fo:background-color="transparent" style:font-name-asian="Segoe UI" style:font-size-asian="24pt" style:font-style-asian="normal" style:font-weight-asian="normal" style:font-name-complex="Segoe U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6- Filtre de Kal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Notation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X = état</text:p>
                <text:list>
                  <text:list-item>
                    <text:p text:style-name="P1">Position (x,y), cap h</text:p>
                  </text:list-item>
                  <text:list-item>
                    <text:p text:style-name="P1">Vitesse longitudinale s<text:span text:style-name="T1">l</text:span> rotationnelle s<text:span text:style-name="T1">r</text:span></text:p>
                  </text:list-item>
                </text:list>
                <text:p text:style-name="P1">Y = mesures</text:p>
                <text:list>
                  <text:list-item text:start-value="1">
                    <text:p text:style-name="P1">Capteurs de distance L, F et R</text:p>
                  </text:list-item>
                  <text:list-item>
                    <text:p text:style-name="P1">Encodeurs L et R</text:p>
                  </text:list-item>
                </text:list>
                <text:p text:style-name="P1">U = commandes</text:p>
                <text:list>
                  <text:list-item text:start-value="1">
                    <text:p text:style-name="P1">Commande des moteurs L et 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édiction</text:p>
          </draw:text-box>
        </draw:frame>
        <draw:frame presentation:style-name="pr4" draw:text-style-name="P1" draw:layer="layout" svg:width="26cm" svg:height="10cm" svg:x="1.5cm" svg:y="3cm" presentation:class="outline" presentation:user-transformed="true">
          <draw:text-box>
            <text:list text:style-name="L2">
              <text:list-header>
                <text:p text:style-name="P1">X<text:span text:style-name="T1">k+1</text:span> = <text:span text:style-name="T2">F(X</text:span><text:span text:style-name="T3">k</text:span><text:span text:style-name="T2">, Δt) + B(U)</text:span></text:p>
                <text:list>
                  <text:list-item>
                    <text:p text:style-name="P1">F = fonction de transition, prend la position et la vitesse en paramètre</text:p>
                  </text:list-item>
                  <text:list-item>
                    <text:p text:style-name="P1">B = impact des commandes sur l’état (modifie la vitesse) - ignoré</text:p>
                  </text:list-item>
                </text:list>
              </text:list-header>
              <text:list-item>
                <text:p text:style-name="P3"><text:span text:style-name="T4">Le KF est un filtre linéaire : F est une matrice qui dépend de </text:span><text:span text:style-name="T5">Δt </text:span><text:span text:style-name="T6">et de </text:span><text:span text:style-name="T5">X</text:span><text:span text:style-name="T7">k </text:span><text:span text:style-name="T5">: </text:span><text:span text:style-name="T8">X</text:span><text:span text:style-name="T9">k+1</text:span><text:span text:style-name="T8"> = F</text:span><text:span text:style-name="T3">Δt</text:span><text:span text:style-name="T2">.X</text:span><text:span text:style-name="T3">k</text:span><text:span text:style-name="T2"> </text:span></text:p>
                <text:p text:style-name="P3"><text:span text:style-name="T10">Exemple en 1 dimension : X = (x,s) position + vitesse</text:span></text:p>
                <text:list>
                  <text:list-item text:start-value="1">
                    <text:p text:style-name="P1"><text:span text:style-name="T11">x</text:span><text:span text:style-name="T7">k+1</text:span><text:span text:style-name="T11"> = x</text:span><text:span text:style-name="T7">k</text:span><text:span text:style-name="T5"> + </text:span><text:span text:style-name="T2">Δt.s</text:span><text:span text:style-name="T3">k</text:span><text:span text:style-name="T2"> et s</text:span><text:span text:style-name="T3">k+1</text:span><text:span text:style-name="T2">=s</text:span><text:span text:style-name="T3">k</text:span><text:span text:style-name="T2"> (vitesse constante) ⇒ F= </text:span></text:p>
                  </text:list-item>
                </text:list>
                <text:p text:style-name="P1"><text:span text:style-name="T2">La phase de prédiction permet d’estimer le nouvel état</text:span></text:p>
              </text:list-item>
            </text:list>
          </draw:text-box>
        </draw:frame>
        <draw:frame draw:style-name="gr2" draw:text-style-name="P4" draw:layer="layout" svg:width="1.442cm" svg:height="1.072cm" svg:x="20.558cm" svg:y="10.9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édiction</text:p>
          </draw:text-box>
        </draw:frame>
        <draw:frame presentation:style-name="pr4" draw:text-style-name="P1" draw:layer="layout" svg:width="26.5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1">X</text:span><text:span text:style-name="T7">k</text:span><text:span text:style-name="T11"> est une variable aléatoire gaussienne </text:span><text:span text:style-name="T12">N</text:span><text:span text:style-name="T11">(μ, </text:span><text:span text:style-name="T10">σ</text:span><text:span text:style-name="T13">2</text:span><text:span text:style-name="T10">) de dimension d.</text:span></text:p>
              </text:list-item>
              <text:list-item>
                <text:p text:style-name="P3"><text:span text:style-name="T11">μ est un vecteur de dimension d et σ</text:span><text:span text:style-name="T14">2</text:span><text:span text:style-name="T5"> une matrice dxd (covariance).</text:span></text:p>
              </text:list-item>
              <text:list-item>
                <text:p text:style-name="P3"><text:span text:style-name="T11">La position la plus vraisemblable est </text:span><text:span text:style-name="T10">μ</text:span></text:p>
              </text:list-item>
              <text:list-item>
                <text:p text:style-name="P3"><text:span text:style-name="T11">La phase prédiction permet de calculer μ, </text:span><text:span text:style-name="T10">σ</text:span><text:span text:style-name="T13">2</text:span><text:span text:style-name="T2"> à l’étape k+1</text:span></text:p>
                <text:list>
                  <text:list-header>
                    <text:p text:style-name="P1"><text:span text:style-name="T5">μ</text:span><text:span text:style-name="T7">k+1</text:span><text:span text:style-name="T5">=Fμ</text:span><text:span text:style-name="T7">k <text:s text:c="15"/></text:span><text:span text:style-name="T5">σ</text:span><text:span text:style-name="T7">k+1</text:span><text:span text:style-name="T14">2</text:span><text:span text:style-name="T5">=F.σ</text:span><text:span text:style-name="T7">k</text:span><text:span text:style-name="T13">2</text:span><text:span text:style-name="T2">.F</text:span><text:span text:style-name="T13">T</text:span></text:p>
                  </text:list-header>
                </text:list>
              </text:list-item>
              <text:list-item>
                <text:p text:style-name="P1"><text:span text:style-name="T2">La covariance va augmenter puisqu’on combine l’incertitude sur la position avec l’incertitude sur la vites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Update</text:p>
          </draw:text-box>
        </draw:frame>
        <draw:frame presentation:style-name="pr4" draw:text-style-name="P1" draw:layer="layout" svg:width="26.5cm" svg:height="10cm" svg:x="1cm" svg:y="3cm" presentation:class="outline" presentation:user-transformed="true">
          <draw:text-box>
            <text:list text:style-name="L2">
              <text:list-header>
                <text:p text:style-name="P1">La phase update travaille dans l’espace des mesures. On calcule :</text:p>
                <text:list>
                  <text:list-item>
                    <text:p text:style-name="P1">La mesure S associée à l’état prédit</text:p>
                  </text:list-item>
                  <text:list-item>
                    <text:p text:style-name="P1">Le gain de Kalman K, qui décrit la « position » la plus probable de l’état estimé le long du segment entre l’état mesuré et l’état prédit, à partir de la covariance des mesures et la covariance de l’état prédit</text:p>
                  </text:list-item>
                  <text:list-item>
                    <text:p text:style-name="P1">Le nouvel état estimé à partir de l’état prédit et l’état résultant des mesures</text:p>
                  </text:list-item>
                </text:list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Updat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Notations :</text:p>
                <text:list>
                  <text:list-item>
                    <text:p>P : covariance de l’état prédit</text:p>
                  </text:list-item>
                  <text:list-item>
                    <text:p>R : covariance des capteurs</text:p>
                  </text:list-item>
                  <text:list-item>
                    <text:p>H : fonction de mesures, donne les mesures prévues pour un état x</text:p>
                  </text:list-item>
                </text:list>
              </text:list-header>
              <text:list-item>
                <text:p>S = HPH<text:span text:style-name="T15">T</text:span> + R : covariance dans l’espace des mesures</text:p>
              </text:list-item>
              <text:list-item>
                <text:p>K = PH<text:span text:style-name="T15">T</text:span>S<text:span text:style-name="T15">-1</text:span><text:span text:style-name="T16"> : calcul du gain de Kalman</text:span></text:p>
              </text:list-item>
              <text:list-item>
                <text:p><text:span text:style-name="T16">y = z – Hx : calcul de l’état selon les mesures</text:span></text:p>
              </text:list-item>
              <text:list-item>
                <text:p><text:span text:style-name="T16">x = x + Ky : mise à jour de l’état à partir du gain de Kalman</text:span></text:p>
              </text:list-item>
              <text:list-item>
                <text:p><text:span text:style-name="T16">P = (I – KH)P : mise à jour de la matrice de covariance de l’ét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13DT48M18S</meta:editing-duration>
    <meta:editing-cycles>119</meta:editing-cycles>
    <meta:generator>LibreOffice/7.4.5.1$Windows_x86 LibreOffice_project/9c0871452b3918c1019dde9bfac75448afc4b57f</meta:generator>
    <dc:title>Blue Curve</dc:title>
    <dc:date>2023-06-01T06:25:20.117000000</dc:date>
    <meta:document-statistic meta:object-count="57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i mathvariant="italic">Δt</mi>
            </mtd>
          </mtr>
          <mtr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 [ matrix{ 1 # Δt ## 0 # 1  } right ]</annotation>
  </semantics>
</math>
</file>